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lex function xc1(a,b,c)</text:p>
      <text:p text:style-name="Standard">implicit none</text:p>
      <text:p text:style-name="Standard">real :: a, b, c</text:p>
      <text:p text:style-name="Standard">delta = b**2 -4.*a*c</text:p>
      <text:p text:style-name="Standard">if (delta &gt;= 0) then</text:p>
      <text:p text:style-name="Standard"><text:s text:c="2"/>xc1 = ( -b - sqrt(delta) )/(2*a)</text:p>
      <text:p text:style-name="Standard">else</text:p>
      <text:p text:style-name="Standard"><text:s text:c="2"/>xc1 = cmplx( -b, - sqrt(-delta) )/(2*a)</text:p>
      <text:p text:style-name="Standard">cmplx(x,y)</text:p>
      <text:p text:style-name="Standard">end function xc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4-11T16:42:59</meta:creation-date>
    <dc:date>2016-04-11T18:27:50</dc:date>
    <dc:creator>Cristiane Oliveira</dc:creator>
    <meta:editing-duration>PT28M59S</meta:editing-duration>
    <meta:editing-cycles>1</meta:editing-cycles>
    <meta:document-statistic meta:table-count="0" meta:image-count="0" meta:object-count="0" meta:page-count="1" meta:paragraph-count="10" meta:word-count="38" meta:character-count="210" meta:non-whitespace-character-count="168"/>
    <meta:generator>LibreOffice/3.5$Linux_X86_64 LibreOffice_project/350m1$Build-2</meta:generator>
  </office:meta>
</office:document-meta>
</file>